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35A30000521000007411EB19E70E.pdf" manifest:media-type="application/pdf"/>
  <manifest:file-entry manifest:full-path="Pictures/10000001000005090000035621576E4A.png" manifest:media-type="image/png"/>
  <manifest:file-entry manifest:full-path="Pictures/1000000100000529000003200EF2695E.png" manifest:media-type="image/png"/>
  <manifest:file-entry manifest:full-path="Pictures/100000010000024700000359F43FE28D.png" manifest:media-type="image/png"/>
  <manifest:file-entry manifest:full-path="Pictures/10054B07000123040001ABBC50B66EB3.svg" manifest:media-type="image/svg+xml"/>
  <manifest:file-entry manifest:full-path="Pictures/100000010000031A0000046390221C9F.png" manifest:media-type="image/png"/>
  <manifest:file-entry manifest:full-path="Pictures/100000010000051600000319EA5C8846.png" manifest:media-type="image/png"/>
  <manifest:file-entry manifest:full-path="Pictures/1004C6E0000184AC000123040565F2B9.svg" manifest:media-type="image/svg+xml"/>
  <manifest:file-entry manifest:full-path="Pictures/10000001000005710000036393CC95C0.png" manifest:media-type="image/png"/>
  <manifest:file-entry manifest:full-path="Pictures/100000010000028E000002FC89546478.png" manifest:media-type="image/png"/>
  <manifest:file-entry manifest:full-path="Pictures/100000010000033100000264083028B7.png" manifest:media-type="image/png"/>
  <manifest:file-entry manifest:full-path="Pictures/100308E90000F03C00011878F17058CA.svg" manifest:media-type="image/svg+xml"/>
  <manifest:file-entry manifest:full-path="Pictures/100000000000078000000438E9C57C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paragraph-properties fo:break-before="page"/>
      <style:text-properties officeooo:rsid="0019093b" officeooo:paragraph-rsid="001d6540"/>
    </style:style>
    <style:style style:name="P3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5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6" style:family="paragraph" style:parent-style-name="Standard">
      <style:text-properties style:text-position="super 58%" officeooo:rsid="0019093b" officeooo:paragraph-rsid="0019093b"/>
    </style:style>
    <style:style style:name="P7" style:family="paragraph" style:parent-style-name="Standard">
      <style:text-properties officeooo:rsid="0019093b" officeooo:paragraph-rsid="0019093b"/>
    </style:style>
    <style:style style:name="P8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9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6540" style:font-weight-asian="bold" style:font-weight-complex="bold"/>
    </style:style>
    <style:style style:name="T3" style:family="text">
      <style:text-properties fo:font-weight="bold" officeooo:rsid="00200f9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17cm, 0cm, 22.98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D Ansicht</text:p>
      <text:p text:style-name="P3"/>
      <text:p text:style-name="P6"><draw:frame draw:style-name="fr1" draw:name="Bild1" text:anchor-type="char" svg:width="17cm" svg:height="9.562cm" draw:z-index="1"><draw:image xlink:href="Pictures/100000000000078000000438E9C57C2B.png" xlink:type="simple" xlink:show="embed" xlink:actuate="onLoad" draw:mime-type="image/png"/></draw:frame></text:p>
      <text:p text:style-name="P1"/>
      <text:p text:style-name="P3"/>
      <text:p text:style-name="P4">Ansicht</text:p>
      <text:p text:style-name="P3"/>
      <text:p text:style-name="P1"><draw:frame draw:style-name="fr4" draw:name="Bild2" text:anchor-type="char" svg:width="17cm" svg:height="19.847cm" draw:z-index="2"><draw:image xlink:href="Pictures/100308E90000F03C00011878F17058CA.svg" xlink:type="simple" xlink:show="embed" xlink:actuate="onLoad" draw:mime-type="image/svg+xml"/><draw:image xlink:href="Pictures/100000010000028E000002FC89546478.png" xlink:type="simple" xlink:show="embed" xlink:actuate="onLoad" draw:mime-type="image/png"/></draw:frame></text:p>
      <text:p text:style-name="P1"/>
      <text:p text:style-name="P1"/>
      <text:p text:style-name="P4">Seitenansicht</text:p>
      <text:p text:style-name="P3"/>
      <text:p text:style-name="P1"><draw:frame draw:style-name="fr1" draw:name="Bild3" text:anchor-type="char" svg:width="17cm" svg:height="12.728cm" draw:z-index="3"><draw:image xlink:href="Pictures/1004C6E0000184AC000123040565F2B9.svg" xlink:type="simple" xlink:show="embed" xlink:actuate="onLoad" draw:mime-type="image/svg+xml"/><draw:image xlink:href="Pictures/100000010000033100000264083028B7.png" xlink:type="simple" xlink:show="embed" xlink:actuate="onLoad" draw:mime-type="image/png"/></draw:frame></text:p>
      <text:p text:style-name="P1"/>
      <text:p text:style-name="P1"/>
      <text:p text:style-name="P4">Draufsicht</text:p>
      <text:p text:style-name="P1"/>
      <text:p text:style-name="P1"/>
      <text:p text:style-name="P1"><draw:frame draw:style-name="fr5" draw:name="Bild4" text:anchor-type="char" svg:width="16.24cm" svg:height="23.871cm" draw:z-index="4"><draw:image xlink:href="Pictures/10054B07000123040001ABBC50B66EB3.svg" xlink:type="simple" xlink:show="embed" xlink:actuate="onLoad" draw:mime-type="image/svg+xml"/><draw:image xlink:href="Pictures/100000010000024700000359F43FE28D.png" xlink:type="simple" xlink:show="embed" xlink:actuate="onLoad" draw:mime-type="image/png"/></draw:frame></text:p>
      <text:p text:style-name="P3"><draw:frame draw:style-name="fr4" draw:name="Bild6" text:anchor-type="char" svg:width="17cm" svg:height="10.294cm" draw:z-index="0"><draw:image xlink:href="Pictures/1000000100000529000003200EF2695E.png" xlink:type="simple" xlink:show="embed" xlink:actuate="onLoad" draw:mime-type="image/png"/></draw:frame><draw:frame draw:style-name="fr2" draw:name="Bild9" text:anchor-type="char" svg:x="0cm" svg:y="0cm" svg:width="17cm" svg:height="10.58cm" draw:z-index="8"><draw:image xlink:href="Pictures/100000010000051600000319EA5C8846.png" xlink:type="simple" xlink:show="embed" xlink:actuate="onLoad" draw:mime-type="image/png"/></draw:frame><text:soft-page-break/></text:p>
      <text:p text:style-name="P5"><draw:frame draw:style-name="fr1" draw:name="Bild10" text:anchor-type="char" svg:width="17cm" svg:height="10.58cm" draw:z-index="9"><draw:image xlink:href="Pictures/10000001000005710000036393CC95C0.png" xlink:type="simple" xlink:show="embed" xlink:actuate="onLoad" draw:mime-type="image/png"/></draw:frame></text:p>
      <text:p text:style-name="P5"><draw:frame draw:style-name="fr4" draw:name="Bild7" text:anchor-type="char" svg:width="17cm" svg:height="10.58cm" draw:z-index="5"><draw:image xlink:href="Pictures/10000001000005710000036393CC95C0.png" xlink:type="simple" xlink:show="embed" xlink:actuate="onLoad" draw:mime-type="image/png"/></draw:frame><draw:frame draw:style-name="fr4" draw:name="Bild8" text:anchor-type="char" svg:width="17cm" svg:height="11.262cm" draw:z-index="6"><draw:image xlink:href="Pictures/10000001000005090000035621576E4A.png" xlink:type="simple" xlink:show="embed" xlink:actuate="onLoad" draw:mime-type="image/png"/></draw:frame><text:soft-page-break/></text:p>
      <text:p text:style-name="P2"><text:span text:style-name="T2">S</text:span><text:span text:style-name="T1">tückliste </text:span><text:span text:style-name="T3">Feuerkorb</text:span><draw:frame draw:style-name="fr3" draw:name="Bild5" text:anchor-type="char" svg:x="0cm" svg:y="2.037cm" svg:width="17cm" svg:height="3.41cm" draw:z-index="7"><draw:image xlink:href="Pictures/100035A30000521000007411EB19E70E.pdf" xlink:type="simple" xlink:show="embed" xlink:actuate="onLoad" draw:mime-type="application/pdf"/><draw:image xlink:href="Pictures/100000010000031A0000046390221C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3T05:53:38.512378041</dc:date>
    <meta:editing-duration>PT10H25M</meta:editing-duration>
    <meta:editing-cycles>11</meta:editing-cycles>
    <meta:generator>LibreOffice/24.2.3.2$Linux_X86_64 LibreOffice_project/433d9c2ded56988e8a90e6b2e771ee4e6a5ab2ba</meta:generator>
    <meta:print-date>2024-05-23T05:51:04.611224485</meta:print-date>
    <meta:printed-by>PDF-Dateien</meta:printed-by>
    <meta:document-statistic meta:table-count="0" meta:image-count="10" meta:object-count="0" meta:page-count="7" meta:paragraph-count="5" meta:word-count="7" meta:character-count="60" meta:non-whitespace-character-count="58"/>
  </office:meta>
</office:document-meta>
</file>